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8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default-cell-style-name="Default"/>
        <table:table-column table:style-name="co6" table:default-cell-style-name="ce25"/>
        <table:table-column table:style-name="co6" table:default-cell-style-name="Default"/>
        <table:table-column table:style-name="co6" table:default-cell-style-name="ce25"/>
        <table:table-column table:style-name="co6" table:number-columns-repeated="6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3];&quot;High&quot;;[.D5:.D73])" office:value-type="float" office:value="106">
            <text:p>106</text:p>
          </table:table-cell>
          <table:table-cell table:style-name="Default" table:formula="of:=SUMPRODUCT(([.C5:.C73]=&quot;High&quot;)*([.E5:.E73]=&quot;x&quot;)*[.D5:.D73])" office:value-type="float" office:value="28">
            <text:p>28</text:p>
          </table:table-cell>
          <table:table-cell table:formula="of:=SUMPRODUCT(([.C5:.C73]=&quot;High&quot;)*([.F5:.F73]=&quot;x&quot;)*[.D5:.D73])" office:value-type="float" office:value="12">
            <text:p>12</text:p>
          </table:table-cell>
          <table:table-cell table:style-name="Default" table:formula="of:=SUMPRODUCT(([.C5:.C73]=&quot;High&quot;)*([.G5:.G73]=&quot;x&quot;)*[.D5:.D73])" office:value-type="float" office:value="29">
            <text:p>29</text:p>
          </table:table-cell>
          <table:table-cell table:formula="of:=SUMPRODUCT(([.C5:.C73]=&quot;High&quot;)*([.H5:.H73]=&quot;x&quot;)*[.D5:.D73])" office:value-type="float" office:value="19">
            <text:p>19</text:p>
          </table:table-cell>
          <table:table-cell table:style-name="Default" table:formula="of:=SUMPRODUCT(([.C5:.C73]=&quot;High&quot;)*([.I5:.I73]=&quot;x&quot;)*[.D5:.D73])" office:value-type="float" office:value="18">
            <text:p>18</text:p>
          </table:table-cell>
          <table:table-cell table:formula="of:=SUMPRODUCT(([.C5:.C73]=&quot;High&quot;)*([.J5:.J73]=&quot;x&quot;)*[.D5:.D73])" office:value-type="float" office:value="0">
            <text:p>0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3];&quot;Medium&quot;;[.D5:.D73])" office:value-type="float" office:value="0">
            <text:p>0</text:p>
          </table:table-cell>
          <table:table-cell table:style-name="Default" table:formula="of:=SUMPRODUCT(([.C5:.C73]=&quot;Medium&quot;)*([.E5:.E73]=&quot;x&quot;)*[.D5:.D73])" office:value-type="float" office:value="0">
            <text:p>0</text:p>
          </table:table-cell>
          <table:table-cell table:formula="of:=SUMPRODUCT(([.C5:.C73]=&quot;Medium&quot;)*([.F5:.F73]=&quot;x&quot;)*[.D5:.D73])" office:value-type="float" office:value="0">
            <text:p>0</text:p>
          </table:table-cell>
          <table:table-cell table:style-name="Default" table:formula="of:=SUMPRODUCT(([.C5:.C73]=&quot;Medium&quot;)*([.G5:.G73]=&quot;x&quot;)*[.D5:.D73])" office:value-type="float" office:value="0">
            <text:p>0</text:p>
          </table:table-cell>
          <table:table-cell table:formula="of:=SUMPRODUCT(([.C5:.C73]=&quot;Medium&quot;)*([.H5:.H73]=&quot;x&quot;)*[.D5:.D73])" office:value-type="float" office:value="0">
            <text:p>0</text:p>
          </table:table-cell>
          <table:table-cell table:style-name="Default" table:formula="of:=SUMPRODUCT(([.C5:.C73]=&quot;Medium&quot;)*([.I5:.I73]=&quot;x&quot;)*[.D5:.D73])" office:value-type="float" office:value="0">
            <text:p>0</text:p>
          </table:table-cell>
          <table:table-cell table:formula="of:=SUMPRODUCT(([.C5:.C73]=&quot;Medium&quot;)*([.J5:.J73]=&quot;x&quot;)*[.D5:.D73])" office:value-type="float" office:value="0">
            <text:p>0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3];&quot;Low&quot;;[.D5:.D73])" office:value-type="float" office:value="0">
            <text:p>0</text:p>
          </table:table-cell>
          <table:table-cell table:style-name="Default" table:formula="of:=SUMPRODUCT(([.C5:.C73]=&quot;Low&quot;)*([.E5:.E73]=&quot;x&quot;)*[.D5:.D73])" office:value-type="float" office:value="0">
            <text:p>0</text:p>
          </table:table-cell>
          <table:table-cell table:formula="of:=SUMPRODUCT(([.C5:.C73]=&quot;Low&quot;)*([.F5:.F73]=&quot;x&quot;)*[.D5:.D73])" office:value-type="float" office:value="0">
            <text:p>0</text:p>
          </table:table-cell>
          <table:table-cell table:style-name="Default" table:formula="of:=SUMPRODUCT(([.C5:.C73]=&quot;Low&quot;)*([.G5:.G73]=&quot;x&quot;)*[.D5:.D73])" office:value-type="float" office:value="0">
            <text:p>0</text:p>
          </table:table-cell>
          <table:table-cell table:formula="of:=SUMPRODUCT(([.C5:.C73]=&quot;Low&quot;)*([.H5:.H73]=&quot;x&quot;)*[.D5:.D73])" office:value-type="float" office:value="0">
            <text:p>0</text:p>
          </table:table-cell>
          <table:table-cell table:style-name="Default" table:formula="of:=SUMPRODUCT(([.C5:.C73]=&quot;Low&quot;)*([.I5:.I73]=&quot;x&quot;)*[.D5:.D73])" office:value-type="float" office:value="0">
            <text:p>0</text:p>
          </table:table-cell>
          <table:table-cell table:formula="of:=SUMPRODUCT(([.C5:.C73]=&quot;Low&quot;)*([.J5:.J73]=&quot;x&quot;)*[.D5:.D73])" office:value-type="float" office:value="0">
            <text:p>0</text:p>
          </table:table-cell>
          <table:table-cell table:number-columns-repeated="5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2"/>
          <table:table-cell table:style-name="ce30" table:number-columns-repeated="49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CS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CS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CS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Smoke/CS/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Smoke/CS/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Smoke/CS/Mail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CS/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CS/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CS/Contact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Smoke/CS/Cha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Smoke/CS/Cha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Smoke/CS/Chat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wc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wc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wc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Smoke/ecms/s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Smoke/ecms/s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Smoke/ecms/s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adm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adm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Smoke/ecms/admin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Smoke/ecms/wk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Smoke/ecms/wk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Smoke/ecms/wkf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Hom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Space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Calenda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Answer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Sites Explorer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Dashboard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Application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moke/Integration/CMIS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SmokeTests - Smoke/gatein01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ce25"/>
          <table:table-cell/>
          <table:table-cell table:style-name="ce25"/>
          <table:table-cell table:style-name="ce25" office:value-type="string">
            <text:p>Smoke/gatein01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SmokeTests - Smoke/gatein01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ce25"/>
          <table:table-cell/>
          <table:table-cell table:style-name="ce25"/>
          <table:table-cell table:style-name="ce25" office:value-type="string">
            <text:p>Smoke/gatein01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 office:value-type="string">
            <text:p>SmokeTests - Smoke/gatein01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ce25"/>
          <table:table-cell/>
          <table:table-cell table:style-name="ce25"/>
          <table:table-cell table:style-name="ce25" office:value-type="string">
            <text:p>Smoke/gatein01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ks/foru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ks/foru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1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ks/forum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ks/answer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ks/answer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KS_02</text:p>
          </table:table-cell>
          <table:table-cell table:style-name="ce25" office:value-type="string">
            <text:p>SmokeTest - Answ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ks/answers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ks/faq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ks/faq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office:value-type="string">
            <text:p>Smoke_KS_03</text:p>
          </table:table-cell>
          <table:table-cell office:value-type="string">
            <text:p>SmokeTest - FAQ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ks/faq</text:p>
          </table:table-cell>
          <table:table-cell table:number-columns-repeated="4"/>
          <table:table-cell table:style-name="Default"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Soci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Social</text:p>
          </table:table-cell>
          <table:table-cell table:style-name="ce25" table:number-columns-repeated="4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Smoke/Social</text:p>
          </table:table-cell>
          <table:table-cell table:style-name="ce25" table:number-columns-repeated="4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3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2T13:24:09</dc:date>
    <dc:creator>exoplatform </dc:creator>
    <meta:editing-duration>PT2H20M12S</meta:editing-duration>
    <meta:editing-cycles>19</meta:editing-cycles>
    <meta:generator>LibreOffice/3.4$Unix LibreOffice_project/340m1$Build-402</meta:generator>
    <meta:document-statistic meta:table-count="2" meta:cell-count="437" meta:object-count="0"/>
    <meta:user-defined meta:name="Info 1"/>
    <meta:user-defined meta:name="Info 2"/>
    <meta:user-defined meta:name="Info 3"/>
    <meta:user-defined meta:name="Info 4"/>
  </office:meta>
</office:document-meta>
</file>